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adornments="Normal" style:font-family-generic="modern" style:font-pitch="fixed"/>
    <style:font-face style:name="Lucida Sans Unicode" svg:font-family="'Lucida Sans Unicode'" style:font-family-generic="system" style:font-pitch="variable"/>
    <style:font-face style:name="Open Sans" svg:font-family="'Open Sans'" style:font-adornments="Normal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  <style:text-properties officeooo:rsid="0028ec79" officeooo:paragraph-rsid="0028ec79"/>
    </style:style>
    <style:style style:name="P3" style:family="paragraph" style:parent-style-name="Heading_20_1">
      <style:text-properties officeooo:rsid="0028ec79" officeooo:paragraph-rsid="0028ec79"/>
    </style:style>
    <style:style style:name="P4" style:family="paragraph" style:parent-style-name="Heading_20_2">
      <style:text-properties officeooo:paragraph-rsid="0022ab13"/>
    </style:style>
    <style:style style:name="P5" style:family="paragraph" style:parent-style-name="Heading_20_2">
      <style:text-properties officeooo:rsid="0022ab13" officeooo:paragraph-rsid="0022ab13"/>
    </style:style>
    <style:style style:name="P6" style:family="paragraph" style:parent-style-name="List" style:list-style-name="L5"/>
    <style:style style:name="P7" style:family="paragraph" style:parent-style-name="List" style:list-style-name="Numbering_20_123"/>
    <style:style style:name="P8" style:family="paragraph" style:parent-style-name="Réponse" style:list-style-name="L2"/>
    <style:style style:name="P9" style:family="paragraph" style:parent-style-name="Réponse" style:list-style-name="L2">
      <style:text-properties officeooo:paragraph-rsid="0020bd10"/>
    </style:style>
    <style:style style:name="P10" style:family="paragraph" style:parent-style-name="Réponse" style:list-style-name="L4">
      <style:text-properties officeooo:paragraph-rsid="001bf764"/>
    </style:style>
    <style:style style:name="P11" style:family="paragraph" style:parent-style-name="Réponse" style:list-style-name="L5">
      <style:text-properties officeooo:paragraph-rsid="001bf764"/>
    </style:style>
    <style:style style:name="P12" style:family="paragraph" style:parent-style-name="Réponse" style:list-style-name="L6">
      <style:text-properties officeooo:paragraph-rsid="001bf764"/>
    </style:style>
    <style:style style:name="P13" style:family="paragraph" style:parent-style-name="Réponse" style:list-style-name="L7">
      <style:text-properties officeooo:paragraph-rsid="001bf764"/>
    </style:style>
    <style:style style:name="P14" style:family="paragraph" style:parent-style-name="Réponse" style:list-style-name="L7">
      <style:text-properties officeooo:paragraph-rsid="0022e1e0"/>
    </style:style>
    <style:style style:name="P15" style:family="paragraph" style:parent-style-name="Réponse" style:list-style-name="L7">
      <style:text-properties officeooo:paragraph-rsid="00266cb3"/>
    </style:style>
    <style:style style:name="P16" style:family="paragraph" style:parent-style-name="Réponse" style:list-style-name="L9">
      <style:text-properties officeooo:paragraph-rsid="001bf764"/>
    </style:style>
    <style:style style:name="P17" style:family="paragraph" style:parent-style-name="Réponse" style:list-style-name="L10">
      <style:text-properties officeooo:paragraph-rsid="001bf764"/>
    </style:style>
    <style:style style:name="P18" style:family="paragraph" style:parent-style-name="Standard" style:list-style-name="L2">
      <style:text-properties officeooo:paragraph-rsid="0020bd10"/>
    </style:style>
    <style:style style:name="P19" style:family="paragraph" style:parent-style-name="Standard" style:list-style-name="L3"/>
    <style:style style:name="P20" style:family="paragraph" style:parent-style-name="Standard" style:list-style-name="L7"/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 style:list-style-name="L2"/>
    <style:style style:name="P23" style:family="paragraph" style:parent-style-name="Text_20_body" style:list-style-name="L4"/>
    <style:style style:name="P24" style:family="paragraph" style:parent-style-name="Text_20_body" style:list-style-name="L6"/>
    <style:style style:name="P25" style:family="paragraph" style:parent-style-name="Text_20_body" style:list-style-name="L8">
      <style:text-properties officeooo:paragraph-rsid="0022ab13"/>
    </style:style>
    <style:style style:name="P26" style:family="paragraph" style:parent-style-name="Text_20_body" style:list-style-name="L7">
      <style:text-properties officeooo:paragraph-rsid="00266cb3"/>
    </style:style>
    <style:style style:name="P27" style:family="paragraph" style:parent-style-name="Text_20_body" style:list-style-name="L7">
      <style:text-properties officeooo:paragraph-rsid="0022ab13"/>
    </style:style>
    <style:style style:name="P28" style:family="paragraph" style:parent-style-name="Text_20_body" style:list-style-name="L7">
      <style:text-properties officeooo:rsid="0025e2eb" officeooo:paragraph-rsid="0025e2eb"/>
    </style:style>
    <style:style style:name="P29" style:family="paragraph" style:parent-style-name="Text_20_body" style:list-style-name="L9"/>
    <style:style style:name="P30" style:family="paragraph" style:parent-style-name="Text_20_body" style:list-style-name="L10"/>
    <style:style style:name="P31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Open Sans" officeooo:rsid="001bf764"/>
    </style:style>
    <style:style style:name="T3" style:family="text">
      <style:text-properties officeooo:rsid="001d4c11"/>
    </style:style>
    <style:style style:name="T4" style:family="text">
      <style:text-properties officeooo:rsid="0020bd10"/>
    </style:style>
    <style:style style:name="T5" style:family="text">
      <style:text-properties officeooo:rsid="0022ab13"/>
    </style:style>
    <style:style style:name="T6" style:family="text">
      <style:text-properties officeooo:rsid="00266cb3"/>
    </style:style>
    <style:style style:name="T7" style:family="text">
      <style:text-properties officeooo:rsid="0026b7d8"/>
    </style:style>
    <style:style style:name="T8" style:family="text">
      <style:text-properties officeooo:rsid="0028ec7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tp1-sapproprier-son-environnement-de-travail"/>A<text:bookmark-end text:name="tp1-sapproprier-son-environnement-de-travail"/>rchitecture d’un ordinateur – portes logiques</text:h>
      <text:p text:style-name="P2">Nous allons utiliser un logiciel de simulation de circuits logiques à une ou plusieurs portes logiques.</text:p>
      <text:h text:style-name="Heading_20_2" text:outline-level="2"><text:bookmark text:name="1-prise-en-main-du-logiciel"/>Prise en main du logiciel</text:h>
      <text:p text:style-name="P31"><text:span text:style-name="Strong_20_Emphasis">1.a </text:span>Le<text:span text:style-name="T8">s</text:span> circuit<text:span text:style-name="T8">s,</text:span> permet<text:span text:style-name="T8">tent</text:span>-il une interaction avec l’utilisateur?</text:p>
      <text:list text:style-name="L2">
        <text:list-header>
          <text:p text:style-name="P9">Réponse</text:p>
        </text:list-header>
      </text:list>
      <text:h text:style-name="Heading_20_2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Liberation Mono" svg:font-family="'Liberation Mono'" style:font-adornments="Normal" style:font-family-generic="modern" style:font-pitch="fixed"/>
    <style:font-face style:name="Lucida Sans Unicode" svg:font-family="'Lucida Sans Unicode'" style:font-family-generic="system" style:font-pitch="variable"/>
    <style:font-face style:name="Open Sans" svg:font-family="'Open Sans'" style:font-adornments="Normal" style:font-family-generic="swiss" style:font-pitch="variable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Ubuntu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Open Sans" fo:font-family="'Open Sans'" style:font-style-name="Normal" style:font-family-generic="swiss" style:font-pitch="variable"/>
    </style:style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variant="small-caps" style:font-name="Ubuntu" fo:font-family="Ubuntu" style:font-style-name="Normal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115%"/>
      <style:text-properties style:font-name="Liberation Mono" fo:font-family="'Liberation Mono'" style:font-style-name="Normal" style:font-family-generic="modern" style:font-pitch="fixed" fo:font-size="12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Réponse" style:family="paragraph" style:parent-style-name="Text_20_body">
      <style:text-properties fo:color="#2a6099" loext:opacity="100%" officeooo:rsid="001bf764"/>
    </style:style>
    <style:style style:name="Source_5f_Text" style:display-name="Source_Text" style:family="text">
      <style:text-properties style:font-name="Liberation Mono" fo:font-family="'Liberation Mono'" style:font-style-name="Normal" style:font-family-generic="modern" style:font-pitch="fixed" fo:font-size="12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499cm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text:s text:c="3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MacOSX_X86_64 LibreOffice_project/d56cc158d8a96260b836f100ef4b4ef25d6f1a01</meta:generator>
    <dc:title/>
    <dc:description/>
    <dc:subject/>
    <meta:keyword/>
    <dc:language>fr</dc:language>
    <meta:initial-creator/>
    <meta:creation-date>2021-09-19T13:34:37Z</meta:creation-date>
    <dc:date>2024-09-25T14:51:23.975716721</dc:date>
    <meta:editing-duration>PT1H18M54S</meta:editing-duration>
    <meta:editing-cycles>12</meta:editing-cycles>
    <meta:document-statistic meta:table-count="0" meta:image-count="0" meta:object-count="0" meta:page-count="1" meta:paragraph-count="6" meta:word-count="36" meta:character-count="252" meta:non-whitespace-character-count="218"/>
    <meta:user-defined meta:name="classe">PPPE1</meta:user-defined>
    <meta:user-defined meta:name="matter">AP</meta:user-defined>
    <meta:user-defined meta:name="partie">Compétences informatiques</meta:user-defined>
    <meta:user-defined meta:name="subsectionPrefix">~</meta:user-defined>
    <meta:user-defined meta:name="subsubsectionPrefix" meta:value-type="string">Exercice~</meta:user-defined>
  </office:meta>
</office:document-meta>
</file>